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Linux OS</text:p>
          </table:table-cell>
          <table:table-cell office:value-type="string" calcext:value-type="string">
            <text:p>Ubuntu 16.06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V3.5.2</text:p>
          </table:table-cell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V2017.1</text:p>
          </table:table-cell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string" calcext:value-type="string">
            <text:p>V0.18 (stabl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43:45.579508159</meta:creation-date>
    <dc:date>2017-07-07T14:46:58.632709553</dc:date>
    <meta:editing-duration>PT3M13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